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521A70A6D421F857.png" manifest:media-type="image/png"/>
  <manifest:file-entry manifest:full-path="Pictures/10000201000002D1000003F834AFF21647786F1C.png" manifest:media-type="image/png"/>
  <manifest:file-entry manifest:full-path="Pictures/10000201000002D1000003F8E81CDA1FC42FE8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103cm" svg:height="8.601cm" svg:x="1.644cm" svg:y="1.07cm">
            <draw:image xlink:href="Pictures/10000201000002D1000003F8E81CDA1FC42FE846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9.67cm">
            <draw:image xlink:href="Pictures/10000201000002D1000003F834AFF21647786F1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18.27cm">
            <draw:image xlink:href="Pictures/10000201000002D1000003F8521A70A6D421F85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.07cm">
            <draw:image xlink:href="Pictures/10000201000002D1000003F8E81CDA1FC42FE846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9.67cm">
            <draw:image xlink:href="Pictures/10000201000002D1000003F834AFF21647786F1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8.27cm">
            <draw:image xlink:href="Pictures/10000201000002D1000003F8521A70A6D421F85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.07cm">
            <draw:image xlink:href="Pictures/10000201000002D1000003F8E81CDA1FC42FE846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9.67cm">
            <draw:image xlink:href="Pictures/10000201000002D1000003F834AFF21647786F1C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8.27cm">
            <draw:image xlink:href="Pictures/10000201000002D1000003F8521A70A6D421F857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3T16:26:37.323117490</meta:print-date>
    <dc:date>2024-01-24T14:43:51.718907615</dc:date>
    <meta:editing-duration>PT1H22M14S</meta:editing-duration>
    <meta:editing-cycles>10</meta:editing-cycles>
    <meta:generator>LibreOffice/6.4.7.2$Linux_X86_64 LibreOffice_project/40$Build-2</meta:generator>
    <meta:document-statistic meta:object-count="10"/>
  </office:meta>
</office:document-meta>
</file>